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6">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Article Synopsis:</text:span> "SimpleNet: A Simple Network for Image Anomaly Detection and Localization" introduces SimpleNet, an efficient and application-friendly framework designed to detect and localize anomalies in images. SimpleNet consists of four components: a pre-trained feature extractor, a feature adapter for domain adaptation, an anomaly feature generator that synthesizes anomaly features by adding Gaussian noise to normal features, and a binary anomaly discriminator. The approach surpasses existing methods in performance while offering simplicity and high inference speed, with notable achievements on the MVTec AD benchmark.</text:p>
      <text:p text:style-name="Text_20_body"><text:span text:style-name="Strong_20_Emphasis">Model Structure:</text:span></text:p>
      <text:list text:style-name="L1">
        <text:list-item>
          <text:p text:style-name="P2"><text:span text:style-name="Strong_20_Emphasis">Feature Extractor</text:span>: Uses pre-trained networks to generate local features.</text:p>
        </text:list-item>
        <text:list-item>
          <text:p text:style-name="P2"><text:span text:style-name="Strong_20_Emphasis">Feature Adapter</text:span>: Transfers local features towards the target domain, reducing domain bias.</text:p>
        </text:list-item>
        <text:list-item>
          <text:p text:style-name="P2"><text:span text:style-name="Strong_20_Emphasis">Anomaly Feature Generator</text:span>: Synthesizes anomaly features in feature space by adding Gaussian noise to normal features.</text:p>
        </text:list-item>
        <text:list-item>
          <text:p text:style-name="P1"><text:span text:style-name="Strong_20_Emphasis">Anomaly Discriminator</text:span>: Distinguishes between normal and anomaly features.</text:p>
        </text:list-item>
      </text:list>
      <text:p text:style-name="Text_20_body"><text:span text:style-name="Strong_20_Emphasis">Learning Technique:</text:span></text:p>
      <text:list text:style-name="L2">
        <text:list-item>
          <text:p text:style-name="P3">SimpleNet employs a combination of feature adaptation to address pre-trained network bias and anomaly synthesis in the feature space to generate effective training data. The anomaly discrimination is performed using a straightforward binary classification approach.</text:p>
        </text:list-item>
      </text:list>
      <text:p text:style-name="Text_20_body"><text:span text:style-name="Strong_20_Emphasis">Advantages/Disadvantages:</text:span></text:p>
      <text:list text:style-name="L3">
        <text:list-item>
          <text:p text:style-name="P5"><text:span text:style-name="Strong_20_Emphasis">Advantages</text:span>: SimpleNet offers superior detection and localization accuracy with impressive inference speed, significantly reducing error rates compared to previous models. Its simplicity and efficiency make it suitable for practical applications, especially in industrial inspection scenarios.</text:p>
        </text:list-item>
        <text:list-item>
          <text:p text:style-name="P4"><text:span text:style-name="Strong_20_Emphasis">Disadvantages</text:span>: The article does not explicitly discuss potential drawbacks. However, like any method relying on synthetic anomaly generation, there may be limitations in capturing the full diversity of real-world anomalies.</text:p>
        </text:list-item>
      </text:list>
      <text:p text:style-name="Text_20_body"><text:span text:style-name="Strong_20_Emphasis">Dataset Labeling Requirement:</text:span></text:p>
      <text:list text:style-name="L4">
        <text:list-item>
          <text:p text:style-name="P6">The approach is designed for unsupervised anomaly detection, using only normal samples during training. This eliminates the need for extensive labeled datasets.</text:p>
        </text:list-item>
      </text:list>
      <text:p text:style-name="Text_20_body"><text:span text:style-name="Strong_20_Emphasis">Performance and Output Quality/Accuracy:</text:span></text:p>
      <text:list text:style-name="L5">
        <text:list-item>
          <text:p text:style-name="P7">On the MVTec AD benchmark, SimpleNet achieves an anomaly detection AUROC of 99.6% and an anomaly localization AUROC of 98.1%, setting new state-of-the-art benchmarks and significantly improving over previous models.</text:p>
        </text:list-item>
      </text:list>
      <text:p text:style-name="Text_20_body"><text:span text:style-name="Strong_20_Emphasis">Datasets Used for Training/Testing:</text:span></text:p>
      <text:list text:style-name="L6">
        <text:list-item>
          <text:p text:style-name="P9"><text:span text:style-name="Strong_20_Emphasis">MVTec AD Benchmark</text:span>: Utilized for establishing benchmarks in anomaly detection and localization.</text:p>
        </text:list-item>
        <text:list-item>
          <text:p text:style-name="P8"><text:span text:style-name="Strong_20_Emphasis">CIFAR-10 Dataset</text:span>: Employed for evaluating the generality of SimpleNet in one-class novelty detection tasks.</text:p>
        </text:list-item>
      </text:list>
      <text:p text:style-name="Text_20_body">SimpleNet's exceptional balance between performance and efficiency, alongside its ability to generalize across different datasets, demonstrates its potential as a leading solution for real-world anomaly detection and localization tasks.</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7:53:19.296000000</meta:creation-date>
    <dc:date>2024-03-14T17:53:21.638000000</dc:date>
    <meta:editing-duration>PT2S</meta:editing-duration>
    <meta:editing-cycles>1</meta:editing-cycles>
    <meta:document-statistic meta:table-count="0" meta:image-count="0" meta:object-count="0" meta:page-count="2" meta:paragraph-count="19" meta:word-count="363" meta:character-count="2752" meta:non-whitespace-character-count="2419"/>
    <meta:generator>LibreOffice/7.6.1.2$Windows_X86_64 LibreOffice_project/f5defcebd022c5bc36bbb79be232cb6926d8f674</meta:generator>
  </office:meta>
</office:document-meta>
</file>